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letData.applyDelta( Object objec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opletData.buildRolesString( List from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pletData.setAllowedRoles( String ro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pletData.setAttribute( String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Data.setCopletBaseData( CopletBaseData copletBase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Data.getCopletBase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Data.ge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Data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Data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Data.getAllowedRolesLis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pletData.addToAllowedRoles( String ro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pletData.deltaAppl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Data.removeAttribu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Data.removeFromAllowedRoles( String ro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pletData.Copl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pletData.getAttribu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Data.getAllowedRo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